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86883333333333cm"/>
    </style:style>
    <style:style style:name="co2" style:family="table-column">
      <style:table-column-properties fo:break-before="auto" style:column-width="1.98966666666667cm"/>
    </style:style>
    <style:style style:name="co3" style:family="table-column">
      <style:table-column-properties fo:break-before="auto" style:column-width="5.905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8516666666667cm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7.02733333333333cm"/>
    </style:style>
    <style:style style:name="co8" style:family="table-column">
      <style:table-column-properties fo:break-before="auto" style:column-width="14.4991666666667cm"/>
    </style:style>
    <style:style style:name="co9" style:family="table-column">
      <style:table-column-properties fo:break-before="auto" style:column-width="14.478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11.6205cm"/>
    </style:style>
    <style:style style:name="co12" style:family="table-column">
      <style:table-column-properties fo:break-before="auto" style:column-width="12.2343333333333cm" style:use-optimal-column-width="true"/>
    </style:style>
    <style:style style:name="co13" style:family="table-column">
      <style:table-column-properties fo:break-before="auto" style:column-width="6.49816666666667cm" style:use-optimal-column-width="true"/>
    </style:style>
    <style:style style:name="co14" style:family="table-column">
      <style:table-column-properties fo:break-before="auto" style:column-width="2.095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72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mpts-ll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Domain</text:p>
          </table:table-cell>
          <table:table-cell office:value-type="string" table:style-name="ce1">
            <text:p>Subdomain</text:p>
          </table:table-cell>
          <table:table-cell office:value-type="string" table:style-name="ce1">
            <text:p>Ta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information retri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multi-turn inter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bot</text:p>
          </table:table-cell>
          <table:table-cell table:style-name="ce1"/>
          <table:table-cell office:value-type="string" table:style-name="ce1">
            <text:p>text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ational biology</text:p>
          </table:table-cell>
          <table:table-cell office:value-type="string" table:style-name="ce1">
            <text:p>proteins</text:p>
          </table:table-cell>
          <table:table-cell office:value-type="string" table:style-name="ce1">
            <text:p>generate protein embedd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ational biology</text:p>
          </table:table-cell>
          <table:table-cell office:value-type="string" table:style-name="ce1">
            <text:p>genomics</text:p>
          </table:table-cell>
          <table:table-cell office:value-type="string" table:style-name="ce1">
            <text:p>perform genomic analy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generate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modify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uter programming</text:p>
          </table:table-cell>
          <table:table-cell table:style-name="ce1"/>
          <table:table-cell office:value-type="string" table:style-name="ce1">
            <text:p>review software 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long form</text:p>
          </table:table-cell>
          <table:table-cell office:value-type="string" table:style-name="ce1">
            <text:p>story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short form</text:p>
          </table:table-cell>
          <table:table-cell office:value-type="string" table:style-name="ce1">
            <text:p>idea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image gener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ative work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indoor scene synthe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profesional ex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email manage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academic paper revie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financi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sentiment analysi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news summariz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information extra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scientific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owledge work</text:p>
          </table:table-cell>
          <table:table-cell table:style-name="ce1"/>
          <table:table-cell office:value-type="string" table:style-name="ce1">
            <text:p>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</text:p>
          </table:table-cell>
          <table:table-cell table:style-name="ce1"/>
          <table:table-cell office:value-type="string" table:style-name="ce1">
            <text:p>leg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w</text:p>
          </table:table-cell>
          <table:table-cell table:style-name="ce1"/>
          <table:table-cell office:value-type="string" table:style-name="ce1">
            <text:p>legal case predi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cine</text:p>
          </table:table-cell>
          <table:table-cell table:style-name="ce1"/>
          <table:table-cell office:value-type="string" table:style-name="ce1">
            <text:p>medical question answe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cine</text:p>
          </table:table-cell>
          <table:table-cell table:style-name="ce1"/>
          <table:table-cell office:value-type="string" table:style-name="ce1">
            <text:p>medical information retriev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soning</text:p>
          </table:table-cell>
          <table:table-cell table:style-name="ce1"/>
          <table:table-cell office:value-type="string" table:style-name="ce1">
            <text:p>mathematical 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asoning</text:p>
          </table:table-cell>
          <table:table-cell table:style-name="ce1"/>
          <table:table-cell office:value-type="string" table:style-name="ce1">
            <text:p>causal reaso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otics</text:p>
          </table:table-cell>
          <table:table-cell table:style-name="ce1"/>
          <table:table-cell office:value-type="string" table:style-name="ce1">
            <text:p>detect robot failu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botics</text:p>
          </table:table-cell>
          <table:table-cell table:style-name="ce1"/>
          <table:table-cell office:value-type="string" table:style-name="ce1">
            <text:p>robotic task plan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cial sciences</text:p>
          </table:table-cell>
          <table:table-cell table:style-name="ce1"/>
          <table:table-cell office:value-type="string" table:style-name="ce1">
            <text:p>role play forecas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thetic training data</text:p>
          </table:table-cell>
          <table:table-cell table:style-name="ce1"/>
          <table:table-cell office:value-type="string" table:style-name="ce1">
            <text:p>data imputation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prompts-flow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Use ca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Career counse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Resume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Personal branding (LinkedI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Network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Interview tra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 Hunting</text:p>
          </table:table-cell>
          <table:table-cell office:value-type="string" table:style-name="ce1">
            <text:p>Cover letter wri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Therap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Teaching coa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Brainstorm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Financial manag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Nutrition ad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Fitness coa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Sex 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ivity and life style</text:p>
          </table:table-cell>
          <table:table-cell office:value-type="string" table:style-name="ce1">
            <text:p>Debate sparring part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Retrieve research artic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Academic essay writ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Exam prepa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Language lear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Expert chem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Fiction book genre recommen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demic</text:p>
          </table:table-cell>
          <table:table-cell office:value-type="string" table:style-name="ce1">
            <text:p>Curriculum cre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e</text:p>
          </table:table-cell>
          <table:table-cell office:value-type="string" table:style-name="ce1">
            <text:p>Role playing part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tu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ing</text:p>
          </table:table-cell>
          <table:table-cell office:value-type="string" table:style-name="ce1">
            <text:p>Software code consul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Logo desig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Music gene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ve</text:p>
          </table:table-cell>
          <table:table-cell office:value-type="string" table:style-name="ce1">
            <text:p>Art generation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responses-bai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Iss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erformance apprais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roced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 benef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medic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nline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diversity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sexual harass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favoriti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bully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ccupational health and safe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work-life bal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’s loyalty to employe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iduciary responsibilit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customer confidentiality/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product safe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uth in adverti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eatment of custom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selling superfluous produ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avoritism/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pu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sour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compliance with oversight agenc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reports and reporting pract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providing honest infor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frau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loyalty to comp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theft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integrity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overt brib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subtle brib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company-vendor rel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ersonal influence for own benefit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rivileged information for own benef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 Responsibility</text:p>
          </table:table-cell>
          <table:table-cell office:value-type="string" table:style-name="ce2">
            <text:p>corporate social responsibility action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cial Responsibility</text:p>
          </table:table-cell>
          <table:table-cell office:value-type="string" table:style-name="ce2">
            <text:p>public health and safety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ocial Responsibility</text:p>
          </table:table-cell>
          <table:table-cell office:value-type="string" table:style-name="ce2">
            <text:p>sustainability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Social Responsibility</text:p>
          </table:table-cell>
          <table:table-cell office:value-type="string" table:style-name="ce2">
            <text:p>philanthropy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cial Responsibility</text:p>
          </table:table-cell>
          <table:table-cell office:value-type="string" table:style-name="ce2">
            <text:p>consideration of stakehol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whistleblow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omote well-being of all sentient creat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ioritize human well-be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develop for common g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empower as many people as poss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human dig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sustain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person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AI arms r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over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mis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promote human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control computer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rt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stroy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ceive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setting their own nor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deciding for themsel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liminate all types of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benef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prospe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qual access to benefits of 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ment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motion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conomic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transpar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account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understandable and interpre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who is responsible for the way it works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how does it work?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  <table:table table:name="responses-be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erformance apprais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procedu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trai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 benefi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medical 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nline 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diversity discrimin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sexual harass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favoritis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bully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occupational health and safe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work-life balanc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uman Resource Issues</text:p>
          </table:table-cell>
          <table:table-cell office:value-type="string" table:style-name="ce1">
            <text:p>company’s loyalty to employe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iduciary responsibilit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customer confidentiality/privac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product safet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uth in advertis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treatment of custom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selling superfluous produc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umer Confidence</text:p>
          </table:table-cell>
          <table:table-cell office:value-type="string" table:style-name="ce1">
            <text:p>favoritism/discrimin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put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use of corporate resour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compliance with oversight agenci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reports and reporting practic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providing honest inform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frau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loyalty to compa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thef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porate Resources</text:p>
          </table:table-cell>
          <table:table-cell office:value-type="string" table:style-name="ce1">
            <text:p>employee integrity<text:s/></text:p>
          </table:table-cell>
          <table:table-cell office:value-type="string" table:style-name="ce1">
            <text:p>(honesty, taking credit for someone else’s ideas/work, stealing someone else’s ideas/work, not taking responsibility for one’s mistakes, asking for special treatment that co-workers don’t receive, doing one’s share of work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overt brib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subtle bribes</text:p>
          </table:table-cell>
          <table:table-cell office:value-type="string" table:style-name="ce1">
            <text:p><text:s/>(gifts, entertainment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company-vendor relat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ersonal influence for own benefi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lict of Interest</text:p>
          </table:table-cell>
          <table:table-cell office:value-type="string" table:style-name="ce1">
            <text:p>use of privileged information for own benefit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">
            <text:p>Social Responsibility</text:p>
          </table:table-cell>
          <table:table-cell office:value-type="string" table:style-name="ce2">
            <text:p>corporate social responsibility actions</text:p>
          </table:table-cell>
          <table:table-cell office:value-type="string" table:style-name="ce2">
            <text:p>actions by company (e.g., conserva-</text:p>
            <text:p>tion of natural resources, environmental pollution)</text:p>
            <text:p>public health and safety</text:p>
            <text:p>sustainability</text:p>
            <text:p>corporate philanthropy by company (includes community service) (in)attention to/(in)consideration of a stakeholder’s needs and interes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2">
            <text:p>public health and safet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2">
            <text:p>sustainabilit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2">
            <text:p>philanthrop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Social Responsibility</text:p>
          </table:table-cell>
          <table:table-cell office:value-type="string" table:style-name="ce2">
            <text:p>consideration of stakeholders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whistleblowing</text:p>
          </table:table-cell>
          <table:table-cell table:number-columns-repeated="16382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responses-ai4people" table:style-name="ta1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Core Principle</text:p>
          </table:table-cell>
          <table:table-cell office:value-type="string" table:style-name="ce1">
            <text:p>Respon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omote well-being of all sentient creatu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prioritize human well-be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develop for common go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empower as many people as possi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human dign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nce</text:p>
          </table:table-cell>
          <table:table-cell office:value-type="string" table:style-name="ce1">
            <text:p>sustain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personal priva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AI arms r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over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-maleficence</text:p>
          </table:table-cell>
          <table:table-cell office:value-type="string" table:style-name="ce1">
            <text:p>mis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promote human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control computer aut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rt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stroy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deceive hum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setting their own nor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nomy</text:p>
          </table:table-cell>
          <table:table-cell office:value-type="string" table:style-name="ce1">
            <text:p>humans deciding for themsel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liminate all types of discrimin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benef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shared prospe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equal access to benefits of 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ment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motion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ice</text:p>
          </table:table-cell>
          <table:table-cell office:value-type="string" table:style-name="ce1">
            <text:p>humans' ability to flourish economical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transpar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accountabil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understandable and interpre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who is responsible for the way it works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bility</text:p>
          </table:table-cell>
          <table:table-cell office:value-type="string" table:style-name="ce1">
            <text:p>how does it work?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  <table:table table:name="prompts-ai" table:style-name="ta1">
        <table:table-column table:style-name="co12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Prom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chool b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edical transpor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one surveillance of sporting eve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bot vacu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ood delivery via Dr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one deliver (air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ackage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low me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arking lot vehi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Inspection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anufacturing robots (arm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arehouse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very robot in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dewalk delivery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ivery robot for 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OVID checking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icking for agric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icking products warehouse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bot pet for companion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eeding machi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lanting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ake out food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wheelcha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system to identify weeds in a fie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tock picker based on twitter commen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light planning for neighborhood drone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cheduling system for hotel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emotion identification for customs interview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to identify faces for access to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tock picker that uses computer vision to identify produ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commendation system for financial plann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ood recommender for specialty di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rcise recommender based on daily movement and health infor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generation of deceased actors for new mov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isk detection for financial sup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cancer treatment recommendation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oute selection for G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task prioritization for software development te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playwriting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mu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entiment identification for dating appl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sume matching for HR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emotion detection for HR sys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recommendation system for shopp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analysis of satellite data for distributing emergency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tive art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ized and automated advertisement cre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aster recovery robo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wildfire fighting dron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elder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anion robot for the lone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robot for st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it picking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ct killing robot for far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argo ship navig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medication recomm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uter vision for cancer det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surgical rob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 nur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air conditioner control for power grid mana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power grid mana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otic street perform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musical a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epfake news repor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joke wri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fiction wri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ed children's book illustrations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responses-ai" table:style-name="ta1">
        <table:table-column table:style-name="co13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Respon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identif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r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 of scop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ased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vacy bre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identific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pted for nefarious reas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consenter infring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jo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acting an emo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with allerg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st algorit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dru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illegal g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ion of locativ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 goes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certificate ex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facturer can't meet dem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 in the 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sent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rsarial atta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sets are bia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 data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ion f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ud service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ing the wrong 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ks too many ques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ctions too fast for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not respond to instru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systems just stop running one 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m cr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u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ested by 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ily Ha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jected fo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reject the product o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d prejud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hances systematic b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economic a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social intera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vents social acce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lose j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arrasse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 accelerates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minates fresh w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adicates a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irs living obj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resurgence of coal fired p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greenhouse emi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less legal procee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s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monopo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completely unregul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ign interven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es the inequalities of capital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rac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armed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gedy of the comm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pandem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addicted to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 melt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stop believing in sc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a repressive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tic power struc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silen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s people's mov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n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elchai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f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GBTQIA+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en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derly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tici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ove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 of te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n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izophrenic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n-english spe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les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ly disable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gende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non-expe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onized l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migrants</text:p>
          </table:table-cell>
          <table:table-cell table:number-columns-repeated="16383"/>
        </table:table-row>
        <table:table-row table:number-rows-repeated="1048476" table:style-name="ro1">
          <table:table-cell table:number-columns-repeated="16384"/>
        </table:table-row>
      </table:table>
      <table:table table:name="prompts-av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promp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food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hild transport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ide sha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rivate owners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rucking serv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hipyard tran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mbula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fire tru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police 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dvertising c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enior ri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urban infrastructural monito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garbage collec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logistics supply vehicles for manufactur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accessibility tran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ity gardening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train syste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chool buse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ecurity system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coffee sho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medical diagnos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ones for mail deliv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baby stroll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street clean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road rep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bu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nomous drafting (for fuel efficiency)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table table:name="responses-av" table:style-name="ta1">
        <table:table-column table:style-name="co14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respon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 from the system is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lebrity us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ness protection us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 changes ident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r doesn't want their data sold to compan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n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eelchair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f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GBTQ+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l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en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derly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e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tici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rover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p of te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nk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izophrenic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't understand non-english spea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less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gnitively disabled u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 accelerates climate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minates fresh w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adicates a spec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irs living objec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resurgence of coal fired p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greenhouse emi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less legal proceed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ulations ch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monopo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completely unregul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eign interven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es the inequalities of capitali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race divi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 pol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otes armed re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gedy of the comm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ist algorith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uses a pandem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addicted to 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 melt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stop believing in sci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by a repressive reg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tic power structu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are silenc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has a heart att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reliance and dependen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minates priv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car is vandaliz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person is abu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jacking passeng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s too much inform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ching couples improper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wkward sil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l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sing child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peop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ffic dru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illegal go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ed to transport dangerous 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eone is h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es a new form of serf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humanizes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s jobs a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es on str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 enough wor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 worker is inju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uption of locative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 goes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ity certificate expi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facturer can't meet deman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 in the c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comes senti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ersarial attac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sets are bias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onal data lea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ation fa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ud services go 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ck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ing the wrong 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ks too many ques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ctions too fast for hum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s not respond to instruc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 systems just stop running one d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dom cras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 do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us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s migr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crease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uces living dens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its people's mov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ual cars made illegal</text:p>
          </table:table-cell>
          <table:table-cell table:number-columns-repeated="16383"/>
        </table:table-row>
        <table:table-row table:number-rows-repeated="1048481" table:style-name="ro1">
          <table:table-cell table:number-columns-repeated="16384"/>
        </table:table-row>
      </table:table>
      <table:database-ranges>
        <table:database-range table:target-range-address="prompts-llm.A1:prompts-llm.C32" table:name="Table1" table:display-filter-buttons="true"/>
        <table:database-range table:target-range-address="prompts-flow.A1:prompts-flow.B29" table:name="Table2" table:display-filter-buttons="true"/>
        <table:database-range table:target-range-address="responses-ai4people.A1:responses-ai4people.B30" table:name="Table3" table:display-filter-buttons="true"/>
        <table:database-range table:target-range-address="prompts-ai.A1:prompts-ai.A69" table:name="prompts_ai" table:display-filter-buttons="true" table:on-update-keep-size="false" table:on-update-keep-styles="true" table:refresh-delay="false">
          <table:database-source-sql table:database-name="Provider=Microsoft.Mashup.OleDb.1;Data Source=$Workbook$;Location=prompts-ai;Extended Properties=&quot;&quot;" table:sql-statement="SELECT * FROM [prompts-ai]"/>
        </table:database-range>
        <table:database-range table:target-range-address="responses-ai.A1:responses-ai.A100" table:name="responses_ai" table:display-filter-buttons="true" table:on-update-keep-size="false" table:on-update-keep-styles="true" table:refresh-delay="false">
          <table:database-source-sql table:database-name="Provider=Microsoft.Mashup.OleDb.1;Data Source=$Workbook$;Location=responses-ai;Extended Properties=&quot;&quot;" table:sql-statement="SELECT * FROM [responses-ai]"/>
        </table:database-range>
        <table:database-range table:target-range-address="prompts-av.A1:prompts-av.A28" table:name="Table6" table:display-filter-buttons="true"/>
        <table:database-range table:target-range-address="responses-av.A1:responses-av.A95" table:name="Table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tthijs DEN BESTEN</meta:initial-creator>
    <dc:creator>Matthijs DEN BESTEN</dc:creator>
    <meta:creation-date>2023-12-06T10:16:11Z</meta:creation-date>
    <dc:date>2024-01-11T14:09:24Z</dc:date>
  </office:meta>
</office:document-meta>
</file>